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97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8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59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1.957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entury Schoolbook 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ff" style:font-name="Century Schoolbook L" fo:font-size="28pt" style:font-size-asian="28pt" style:font-size-complex="28pt"/>
    </style:style>
    <style:style style:name="P4" style:family="paragraph">
      <loext:graphic-properties draw:fill="none" draw:fill-color="#ffffff"/>
      <style:text-properties fo:color="#000000" style:font-name="Century Schoolbook L" fo:font-size="28pt" style:font-size-asian="28pt" style:font-size-complex="28pt"/>
    </style:style>
    <style:style style:name="P5" style:family="paragraph">
      <loext:graphic-properties draw:fill-color="#ffffff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ize="32pt" style:font-size-asian="32pt" style:font-size-complex="32pt"/>
    </style:style>
    <style:style style:name="T3" style:family="text">
      <style:text-properties fo:color="#0000ff" style:font-name="Century Schoolbook L" fo:font-size="28pt" style:font-size-asian="28pt" style:font-size-complex="28pt"/>
    </style:style>
    <style:style style:name="T4" style:family="text">
      <style:text-properties fo:color="#000000" style:font-name="Century Schoolbook 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968cm" svg:height="2.599cm" svg:x="3.048cm" svg:y="0.195cm" presentation:class="title" presentation:user-transformed="true">
          <draw:text-box>
            <text:p><text:span text:style-name="T1">XIDL DRPs for WMKO </text:span><text:span text:style-name="T2">(v1.0.1)</text:span></text:p>
          </draw:text-box>
        </draw:frame>
        <draw:frame draw:style-name="gr1" draw:text-style-name="P3" draw:layer="layout" svg:width="24.638cm" svg:height="2.809cm" svg:x="2.286cm" svg:y="3.048cm">
          <draw:text-box>
            <text:p text:style-name="P2"><text:span text:style-name="T3">Joseph F. Hennawi</text:span></text:p>
            <text:p text:style-name="P2"><text:span text:style-name="T3">(UC Santa Barbara)</text:span></text:p>
          </draw:text-box>
        </draw:frame>
        <draw:frame draw:style-name="gr2" draw:text-style-name="P4" draw:layer="layout" svg:width="6.334cm" svg:height="1.53cm" svg:x="3.572cm" svg:y="18.536cm">
          <draw:text-box>
            <text:p text:style-name="P2"><text:span text:style-name="T4">Raw Data</text:span></text:p>
          </draw:text-box>
        </draw:frame>
        <draw:frame draw:style-name="gr2" draw:text-style-name="P4" draw:layer="layout" svg:width="6.334cm" svg:height="1.53cm" svg:x="17.872cm" svg:y="18.536cm">
          <draw:text-box>
            <text:p text:style-name="P2"><text:span text:style-name="T4">Residua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2.008cm" svg:x="1.4cm" svg:y="0.812cm" presentation:class="title" presentation:user-transformed="true">
          <draw:text-box>
            <text:p><text:span text:style-name="T1">Primary Products</text:span></text:p>
          </draw:text-box>
        </draw:frame>
        <draw:frame presentation:style-name="pr4" draw:text-style-name="P1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1">Packages</text:p>
                <text:list>
                  <text:list-item>
                    <text:p text:style-name="P1">LowRedux, ESIRedux, HIRedux</text:p>
                  </text:list-item>
                  <text:list-item>
                    <text:p text:style-name="P1">Includes ‘quickredux’</text:p>
                  </text:list-item>
                </text:list>
              </text:list-item>
              <text:list-item>
                <text:p text:style-name="P1">Instruments</text:p>
                <text:list>
                  <text:list-item>
                    <text:p text:style-name="P1">WMKO: LRIS, HIRES, ESI, NIRSPEC</text:p>
                  </text:list-item>
                  <text:list-item>
                    <text:p text:style-name="P1">Other: GMOS, NIRI, MIKE, MagE, etc.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954cm" svg:height="13.882cm" svg:x="13.716cm" svg:y="4.514cm" presentation:class="outline" presentation:user-transformed="true">
          <draw:text-box>
            <text:list text:style-name="L3">
              <text:list-item>
                <text:p text:style-name="P1">User base</text:p>
                <text:list>
                  <text:list-item>
                    <text:p text:style-name="P1">JXP, JFH + mentees and collaborators</text:p>
                  </text:list-item>
                  <text:list-item>
                    <text:p text:style-name="P1">Shapley (UCLA), Coil (UCSD), Dupree (Harvard), Stockton (Hawaii), Eberling (Hawaii); <text:s/>~50 persons</text:p>
                  </text:list-item>
                </text:list>
              </text:list-item>
              <text:list-item>
                <text:p text:style-name="P1">Archival</text:p>
                <text:list>
                  <text:list-item>
                    <text:p text:style-name="P1">KODIAQ (O’Meara)</text:p>
                    <text:list>
                      <text:list-item>
                        <text:p text:style-name="P1">100+ quasars in KOA</text:p>
                      </text:list-item>
                      <text:list-item>
                        <text:p text:style-name="P1">DR2 nearly comple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2.008cm" svg:x="1.4cm" svg:y="0.812cm" presentation:class="title" presentation:user-transformed="true">
          <draw:text-box>
            <text:p><text:span text:style-name="T1">Code Development</text:span></text:p>
          </draw:text-box>
        </draw:frame>
        <draw:frame presentation:style-name="pr4" draw:text-style-name="P1" draw:layer="layout" svg:width="13.208cm" svg:height="13.449cm" svg:x="0.454cm" svg:y="4.385cm" presentation:class="outline" presentation:user-transformed="true">
          <draw:text-box>
            <text:list text:style-name="L3">
              <text:list-item>
                <text:p text:style-name="P1">Philosophy</text:p>
                <text:list>
                  <text:list-item>
                    <text:p text:style-name="P1">Driven by science</text:p>
                  </text:list-item>
                  <text:list-item>
                    <text:p text:style-name="P1">i.e. largely organic</text:p>
                  </text:list-item>
                </text:list>
              </text:list-item>
              <text:list-item>
                <text:p text:style-name="P1">Lead developers</text:p>
                <text:list>
                  <text:list-item>
                    <text:p text:style-name="P1">JFH, JXP, Schlegel</text:p>
                  </text:list-item>
                  <text:list-item>
                    <text:p text:style-name="P1">Extensive testing by PhD students, postdocs</text:p>
                  </text:list-item>
                </text:list>
              </text:list-item>
              <text:list-item>
                <text:p><text:span text:style-name="T1">Documentation – Limited</text:span></text:p>
              </text:list-item>
            </text:list>
          </draw:text-box>
        </draw:frame>
        <draw:frame presentation:style-name="pr4" draw:text-style-name="P1" draw:layer="layout" svg:width="14.224cm" svg:height="13.266cm" svg:x="13.716cm" svg:y="4.514cm" presentation:class="outline" presentation:user-transformed="true">
          <draw:text-box>
            <text:list text:style-name="L3">
              <text:list-item>
                <text:p text:style-name="P1">Dependencies / Architecture</text:p>
                <text:list>
                  <text:list-item>
                    <text:p text:style-name="P1">SDSS idlutils, Goddard</text:p>
                  </text:list-item>
                  <text:list-item>
                    <text:p text:style-name="P1">Limited code design</text:p>
                  </text:list-item>
                </text:list>
              </text:list-item>
              <text:list-item>
                <text:p text:style-name="P1">Dissemination</text:p>
                <text:list>
                  <text:list-item>
                    <text:p text:style-name="P1">SVN until recently</text:p>
                  </text:list-item>
                  <text:list-item>
                    <text:p text:style-name="P1">Now gith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2.008cm" svg:x="1.4cm" svg:y="0.812cm" presentation:class="title" presentation:user-transformed="true">
          <draw:text-box>
            <text:p><text:span text:style-name="T1">Nuts to Bolts</text:span></text:p>
          </draw:text-box>
        </draw:frame>
        <draw:frame presentation:style-name="pr4" draw:text-style-name="P1" draw:layer="layout" svg:width="13.208cm" svg:height="13.449cm" svg:x="0.454cm" svg:y="4.385cm" presentation:class="outline" presentation:user-transformed="true">
          <draw:text-box>
            <text:list text:style-name="L3">
              <text:list-item>
                <text:p text:style-name="P1"><text:span text:style-name="T1">Organize data</text:span></text:p>
              </text:list-item>
              <text:list-item>
                <text:p text:style-name="P1"><text:span text:style-name="T1">Define slits</text:span></text:p>
              </text:list-item>
              <text:list-item>
                <text:p text:style-name="P1"><text:span text:style-name="T1">Flat fielding</text:span></text:p>
              </text:list-item>
              <text:list-item>
                <text:p text:style-name="P1"><text:span text:style-name="T1">Wavelength calibration (1D)</text:span></text:p>
              </text:list-item>
              <text:list-item>
                <text:p text:style-name="P1"><text:span text:style-name="T1">Wavelengths (2D)</text:span></text:p>
              </text:list-item>
              <text:list-item>
                <text:p text:style-name="P1"><text:span text:style-name="T1">Object Identification</text:span></text:p>
              </text:list-item>
            </text:list>
          </draw:text-box>
        </draw:frame>
        <draw:frame presentation:style-name="pr4" draw:text-style-name="P1" draw:layer="layout" svg:width="14.224cm" svg:height="13.266cm" svg:x="13.716cm" svg:y="4.514cm" presentation:class="outline" presentation:user-transformed="true">
          <draw:text-box>
            <text:list text:style-name="L3">
              <text:list-item>
                <text:p text:style-name="P1">Object tracing</text:p>
              </text:list-item>
              <text:list-item>
                <text:p text:style-name="P1">Sky subtraction</text:p>
              </text:list-item>
              <text:list-item>
                <text:p text:style-name="P1">Optimal extraction</text:p>
              </text:list-item>
              <text:list-item>
                <text:p text:style-name="P1">Flexure corrections</text:p>
              </text:list-item>
              <text:list-item>
                <text:p text:style-name="P1">Fluxing</text:p>
              </text:list-item>
              <text:list-item>
                <text:p text:style-name="P1">Coadd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2.008cm" svg:x="1.4cm" svg:y="0.812cm" presentation:class="title" presentation:user-transformed="true">
          <draw:text-box>
            <text:p><text:span text:style-name="T1">Performance</text:span></text:p>
          </draw:text-box>
        </draw:frame>
        <draw:frame presentation:style-name="pr4" draw:text-style-name="P1" draw:layer="layout" svg:width="13.208cm" svg:height="13.449cm" svg:x="0.454cm" svg:y="4.385cm" presentation:class="outline" presentation:user-transformed="true">
          <draw:text-box>
            <text:list text:style-name="L3">
              <text:list-item>
                <text:p text:style-name="P1">Largely automated</text:p>
                <text:list>
                  <text:list-item>
                    <text:p text:style-name="P1">2 key routines (prepare, run); more for echelle but scriptable</text:p>
                  </text:list-item>
                  <text:list-item>
                    <text:p text:style-name="P1">Additional routines for fluxing, coadding</text:p>
                  </text:list-item>
                </text:list>
              </text:list-item>
              <text:list-item>
                <text:p text:style-name="P1">Wavelengths</text:p>
                <text:list>
                  <text:list-item>
                    <text:p text:style-name="P1">Based on archival (hand-generated) solutions</text:p>
                  </text:list-item>
                  <text:list-item>
                    <text:p text:style-name="P1">Sky lines for near-IR</text:p>
                  </text:list-item>
                </text:list>
                <text:p><text:span text:style-name="T1"/></text:p>
              </text:list-item>
            </text:list>
          </draw:text-box>
        </draw:frame>
        <draw:frame presentation:style-name="pr4" draw:text-style-name="P1" draw:layer="layout" svg:width="14.224cm" svg:height="13.266cm" svg:x="13.716cm" svg:y="4.514cm" presentation:class="outline" presentation:user-transformed="true">
          <draw:text-box>
            <text:list text:style-name="L3">
              <text:list-item>
                <text:p text:style-name="P1">Speed</text:p>
                <text:list>
                  <text:list-item>
                    <text:p text:style-name="P1">Slow, single core</text:p>
                  </text:list-item>
                  <text:list-item>
                    <text:p text:style-name="P1"/>
                  </text:list-item>
                </text:list>
              </text:list-item>
              <text:list-item>
                <text:p text:style-name="P1">Quality <text:span text:style-name="T1">Assurance</text:span></text:p>
                <text:list>
                  <text:list-item>
                    <text:p><text:span text:style-name="T1">Simple plots and GUI out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2.008cm" svg:x="1.4cm" svg:y="0.812cm" presentation:class="title" presentation:user-transformed="true">
          <draw:text-box>
            <text:p><text:span text:style-name="T1">Lessons Learned</text:span></text:p>
          </draw:text-box>
        </draw:frame>
        <draw:frame presentation:style-name="pr4" draw:text-style-name="P1" draw:layer="layout" svg:width="13.208cm" svg:height="13.449cm" svg:x="0.454cm" svg:y="4.385cm" presentation:class="outline" presentation:user-transformed="true">
          <draw:text-box>
            <text:list text:style-name="L3">
              <text:list-item>
                <text:p text:style-name="P1">Difficult Procedures</text:p>
                <text:list>
                  <text:list-item>
                    <text:p text:style-name="P1">Wavelength calibration</text:p>
                  </text:list-item>
                  <text:list-item>
                    <text:p text:style-name="P1">Slit identification (LRIS)</text:p>
                  </text:list-item>
                  <text:list-item>
                    <text:p text:style-name="P1">Image identification</text:p>
                  </text:list-item>
                  <text:list-item>
                    <text:p text:style-name="P1">Book keeping</text:p>
                  </text:list-item>
                </text:list>
                <text:p text:style-name="P1"><text:span text:style-name="T1"/></text:p>
              </text:list-item>
            </text:list>
          </draw:text-box>
        </draw:frame>
        <draw:frame presentation:style-name="pr4" draw:text-style-name="P1" draw:layer="layout" svg:width="14.224cm" svg:height="13.266cm" svg:x="13.716cm" svg:y="4.514cm" presentation:class="outline" presentation:user-transformed="true">
          <draw:text-box>
            <text:list text:style-name="L3">
              <text:list-item>
                <text:p text:style-name="P1">Impediments to wider user base</text:p>
                <text:list>
                  <text:list-item>
                    <text:p text:style-name="P1"><text:span text:style-name="T1">Documentation, documentation, etc.</text:span></text:p>
                  </text:list-item>
                  <text:list-item>
                    <text:p text:style-name="P1"><text:span text:style-name="T1">Easier installation</text:span></text:p>
                  </text:list-item>
                  <text:list-item>
                    <text:p text:style-name="P1"><text:span text:style-name="T1">Calibration acquis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67cm" svg:x="1.4cm" svg:y="19.812cm" presentation:class="date-time">
        <draw:text-box>
          <text:p text:style-name="MP1">WMKO DRPs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0.767cm" svg:x="20.076cm" svg:y="19.812cm" presentation:class="page-number">
        <draw:text-box>
          <text:p text:style-name="MP3">&lt;number&gt;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0:08:57.252750623</meta:creation-date>
    <dc:date>2017-03-14T12:06:20.824225586</dc:date>
    <meta:editing-duration>PT31M6S</meta:editing-duration>
    <meta:editing-cycles>11</meta:editing-cycles>
    <meta:generator>LibreOffice/5.1.6.2$Linux_X86_64 LibreOffice_project/10m0$Build-2</meta:generator>
    <meta:document-statistic meta:object-count="52"/>
  </office:meta>
</office:document-meta>
</file>